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03.68pt" svg:y="16.21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rain_acc</text:p>
          </table:table-cell>
          <table:table-cell office:value-type="string" calcext:value-type="string">
            <text:p>Valid_acc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Valid_loss</text:p>
          </table:table-cell>
        </table:table-row>
        <table:table-row table:style-name="ro1">
          <table:table-cell office:value-type="float" office:value="0.121041527406417" calcext:value-type="float">
            <text:p>0.121041527406417</text:p>
          </table:table-cell>
          <table:table-cell office:value-type="float" office:value="0.45218515037594" calcext:value-type="float">
            <text:p>0.45218515037594</text:p>
          </table:table-cell>
          <table:table-cell office:value-type="float" office:value="3.76148931419148" calcext:value-type="float">
            <text:p>3.76148931419148</text:p>
          </table:table-cell>
          <table:table-cell office:value-type="float" office:value="2.3383548791546" calcext:value-type="float">
            <text:p>2.3383548791546</text:p>
          </table:table-cell>
        </table:table-row>
        <table:table-row table:style-name="ro1">
          <table:table-cell office:value-type="float" office:value="0.440320020053476" calcext:value-type="float">
            <text:p>0.440320020053476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1.95963135138552" calcext:value-type="float">
            <text:p>1.95963135138552</text:p>
          </table:table-cell>
          <table:table-cell office:value-type="float" office:value="1.1757552381745" calcext:value-type="float">
            <text:p>1.1757552381745</text:p>
          </table:table-cell>
        </table:table-row>
        <table:table-row table:style-name="ro1">
          <table:table-cell office:value-type="float" office:value="0.64449991644385" calcext:value-type="float">
            <text:p>0.64449991644385</text:p>
          </table:table-cell>
          <table:table-cell office:value-type="float" office:value="0.815985275689223" calcext:value-type="float">
            <text:p>0.815985275689223</text:p>
          </table:table-cell>
          <table:table-cell office:value-type="float" office:value="1.15817278806857" calcext:value-type="float">
            <text:p>1.15817278806857</text:p>
          </table:table-cell>
          <table:table-cell office:value-type="float" office:value="0.665157010456673" calcext:value-type="float">
            <text:p>0.665157010456673</text:p>
          </table:table-cell>
        </table:table-row>
        <table:table-row table:style-name="ro1">
          <table:table-cell office:value-type="float" office:value="0.773876169786096" calcext:value-type="float">
            <text:p>0.773876169786096</text:p>
          </table:table-cell>
          <table:table-cell office:value-type="float" office:value="0.906602443609022" calcext:value-type="float">
            <text:p>0.906602443609022</text:p>
          </table:table-cell>
          <table:table-cell office:value-type="float" office:value="0.721069237008133" calcext:value-type="float">
            <text:p>0.721069237008133</text:p>
          </table:table-cell>
          <table:table-cell office:value-type="float" office:value="0.340925044079024" calcext:value-type="float">
            <text:p>0.340925044079024</text:p>
          </table:table-cell>
        </table:table-row>
        <table:table-row table:style-name="ro1">
          <table:table-cell office:value-type="float" office:value="0.84259065842246" calcext:value-type="float">
            <text:p>0.84259065842246</text:p>
          </table:table-cell>
          <table:table-cell office:value-type="float" office:value="0.939497180451128" calcext:value-type="float">
            <text:p>0.939497180451128</text:p>
          </table:table-cell>
          <table:table-cell office:value-type="float" office:value="0.492069568096555" calcext:value-type="float">
            <text:p>0.492069568096555</text:p>
          </table:table-cell>
          <table:table-cell office:value-type="float" office:value="0.219141381986458" calcext:value-type="float">
            <text:p>0.219141381986458</text:p>
          </table:table-cell>
        </table:table-row>
        <table:table-row table:style-name="ro1">
          <table:table-cell office:value-type="float" office:value="0.883376504010695" calcext:value-type="float">
            <text:p>0.883376504010695</text:p>
          </table:table-cell>
          <table:table-cell office:value-type="float" office:value="0.949404761904762" calcext:value-type="float">
            <text:p>0.949404761904762</text:p>
          </table:table-cell>
          <table:table-cell office:value-type="float" office:value="0.360222165846331" calcext:value-type="float">
            <text:p>0.360222165846331</text:p>
          </table:table-cell>
          <table:table-cell office:value-type="float" office:value="0.172954042173717" calcext:value-type="float">
            <text:p>0.172954042173717</text:p>
          </table:table-cell>
        </table:table-row>
        <table:table-row table:style-name="ro1">
          <table:table-cell office:value-type="float" office:value="0.910166694518717" calcext:value-type="float">
            <text:p>0.910166694518717</text:p>
          </table:table-cell>
          <table:table-cell office:value-type="float" office:value="0.965969611528822" calcext:value-type="float">
            <text:p>0.965969611528822</text:p>
          </table:table-cell>
          <table:table-cell office:value-type="float" office:value="0.273675708269531" calcext:value-type="float">
            <text:p>0.273675708269531</text:p>
          </table:table-cell>
          <table:table-cell office:value-type="float" office:value="0.121904914997948" calcext:value-type="float">
            <text:p>0.121904914997948</text:p>
          </table:table-cell>
        </table:table-row>
        <table:table-row table:style-name="ro1">
          <table:table-cell office:value-type="float" office:value="0.927421039438503" calcext:value-type="float">
            <text:p>0.927421039438503</text:p>
          </table:table-cell>
          <table:table-cell office:value-type="float" office:value="0.979166666666667" calcext:value-type="float">
            <text:p>0.979166666666667</text:p>
          </table:table-cell>
          <table:table-cell office:value-type="float" office:value="0.218073043780511" calcext:value-type="float">
            <text:p>0.218073043780511</text:p>
          </table:table-cell>
          <table:table-cell office:value-type="float" office:value="0.0816904925426146" calcext:value-type="float">
            <text:p>0.081690492542615</text:p>
          </table:table-cell>
        </table:table-row>
        <table:table-row table:style-name="ro1">
          <table:table-cell office:value-type="float" office:value="0.941479361631016" calcext:value-type="float">
            <text:p>0.941479361631016</text:p>
          </table:table-cell>
          <table:table-cell office:value-type="float" office:value="0.975328947368421" calcext:value-type="float">
            <text:p>0.975328947368421</text:p>
          </table:table-cell>
          <table:table-cell office:value-type="float" office:value="0.17552601313094" calcext:value-type="float">
            <text:p>0.17552601313094</text:p>
          </table:table-cell>
          <table:table-cell office:value-type="float" office:value="0.0815301249293904" calcext:value-type="float">
            <text:p>0.08153012492939</text:p>
          </table:table-cell>
        </table:table-row>
        <table:table-row table:style-name="ro1">
          <table:table-cell office:value-type="float" office:value="0.95120320855615" calcext:value-type="float">
            <text:p>0.95120320855615</text:p>
          </table:table-cell>
          <table:table-cell office:value-type="float" office:value="0.979675751879699" calcext:value-type="float">
            <text:p>0.979675751879699</text:p>
          </table:table-cell>
          <table:table-cell office:value-type="float" office:value="0.14584310798231" calcext:value-type="float">
            <text:p>0.14584310798231</text:p>
          </table:table-cell>
          <table:table-cell office:value-type="float" office:value="0.0655994626779791" calcext:value-type="float">
            <text:p>0.065599462677979</text:p>
          </table:table-cell>
        </table:table-row>
        <table:table-row table:style-name="ro1">
          <table:table-cell office:value-type="float" office:value="0.959276821524064" calcext:value-type="float">
            <text:p>0.959276821524064</text:p>
          </table:table-cell>
          <table:table-cell office:value-type="float" office:value="0.968828320802005" calcext:value-type="float">
            <text:p>0.968828320802005</text:p>
          </table:table-cell>
          <table:table-cell office:value-type="float" office:value="0.121889488106683" calcext:value-type="float">
            <text:p>0.121889488106683</text:p>
          </table:table-cell>
          <table:table-cell office:value-type="float" office:value="0.0946367283708843" calcext:value-type="float">
            <text:p>0.094636728370884</text:p>
          </table:table-cell>
        </table:table-row>
        <table:table-row table:style-name="ro1">
          <table:table-cell office:value-type="float" office:value="0.964540858957219" calcext:value-type="float">
            <text:p>0.964540858957219</text:p>
          </table:table-cell>
          <table:table-cell office:value-type="float" office:value="0.982456140350877" calcext:value-type="float">
            <text:p>0.982456140350877</text:p>
          </table:table-cell>
          <table:table-cell office:value-type="float" office:value="0.10300065168456" calcext:value-type="float">
            <text:p>0.10300065168456</text:p>
          </table:table-cell>
          <table:table-cell office:value-type="float" office:value="0.0572886155488759" calcext:value-type="float">
            <text:p>0.057288615548876</text:p>
          </table:table-cell>
        </table:table-row>
        <table:table-row table:style-name="ro1">
          <table:table-cell office:value-type="float" office:value="0.96997200868984" calcext:value-type="float">
            <text:p>0.96997200868984</text:p>
          </table:table-cell>
          <table:table-cell office:value-type="float" office:value="0.990679824561404" calcext:value-type="float">
            <text:p>0.990679824561404</text:p>
          </table:table-cell>
          <table:table-cell office:value-type="float" office:value="0.0908904916925585" calcext:value-type="float">
            <text:p>0.090890491692559</text:p>
          </table:table-cell>
          <table:table-cell office:value-type="float" office:value="0.0328079232774479" calcext:value-type="float">
            <text:p>0.032807923277448</text:p>
          </table:table-cell>
        </table:table-row>
        <table:table-row table:style-name="ro1">
          <table:table-cell office:value-type="float" office:value="0.972363803475936" calcext:value-type="float">
            <text:p>0.972363803475936</text:p>
          </table:table-cell>
          <table:table-cell office:value-type="float" office:value="0.993146929824561" calcext:value-type="float">
            <text:p>0.993146929824561</text:p>
          </table:table-cell>
          <table:table-cell office:value-type="float" office:value="0.0802451176817883" calcext:value-type="float">
            <text:p>0.080245117681788</text:p>
          </table:table-cell>
          <table:table-cell office:value-type="float" office:value="0.0235171402698934" calcext:value-type="float">
            <text:p>0.023517140269893</text:p>
          </table:table-cell>
        </table:table-row>
        <table:table-row table:style-name="ro1">
          <table:table-cell office:value-type="float" office:value="0.975747827540107" calcext:value-type="float">
            <text:p>0.975747827540107</text:p>
          </table:table-cell>
          <table:table-cell office:value-type="float" office:value="0.993538533834586" calcext:value-type="float">
            <text:p>0.993538533834586</text:p>
          </table:table-cell>
          <table:table-cell office:value-type="float" office:value="0.0715068056096228" calcext:value-type="float">
            <text:p>0.071506805609623</text:p>
          </table:table-cell>
          <table:table-cell office:value-type="float" office:value="0.0225666832359144" calcext:value-type="float">
            <text:p>0.022566683235914</text:p>
          </table:table-cell>
        </table:table-row>
        <table:table-row table:style-name="ro1">
          <table:table-cell office:value-type="float" office:value="0.978223178475936" calcext:value-type="float">
            <text:p>0.978223178475936</text:p>
          </table:table-cell>
          <table:table-cell office:value-type="float" office:value="0.984649122807017" calcext:value-type="float">
            <text:p>0.984649122807017</text:p>
          </table:table-cell>
          <table:table-cell office:value-type="float" office:value="0.0641416628175181" calcext:value-type="float">
            <text:p>0.064141662817518</text:p>
          </table:table-cell>
          <table:table-cell office:value-type="float" office:value="0.0480477442389546" calcext:value-type="float">
            <text:p>0.048047744238955</text:p>
          </table:table-cell>
        </table:table-row>
        <table:table-row table:style-name="ro1">
          <table:table-cell office:value-type="float" office:value="0.97973763368984" calcext:value-type="float">
            <text:p>0.97973763368984</text:p>
          </table:table-cell>
          <table:table-cell office:value-type="float" office:value="0.987155388471178" calcext:value-type="float">
            <text:p>0.987155388471178</text:p>
          </table:table-cell>
          <table:table-cell office:value-type="float" office:value="0.060064396557316" calcext:value-type="float">
            <text:p>0.060064396557316</text:p>
          </table:table-cell>
          <table:table-cell office:value-type="float" office:value="0.0384943802026392" calcext:value-type="float">
            <text:p>0.038494380202639</text:p>
          </table:table-cell>
        </table:table-row>
        <table:table-row table:style-name="ro1">
          <table:table-cell office:value-type="float" office:value="0.9824845421123" calcext:value-type="float">
            <text:p>0.9824845421123</text:p>
          </table:table-cell>
          <table:table-cell office:value-type="float" office:value="0.996788847117794" calcext:value-type="float">
            <text:p>0.996788847117794</text:p>
          </table:table-cell>
          <table:table-cell office:value-type="float" office:value="0.0541296945276289" calcext:value-type="float">
            <text:p>0.054129694527629</text:p>
          </table:table-cell>
          <table:table-cell office:value-type="float" office:value="0.0124160704621053" calcext:value-type="float">
            <text:p>0.012416070462105</text:p>
          </table:table-cell>
        </table:table-row>
        <table:table-row table:style-name="ro1">
          <table:table-cell office:value-type="float" office:value="0.983393215240642" calcext:value-type="float">
            <text:p>0.983393215240642</text:p>
          </table:table-cell>
          <table:table-cell office:value-type="float" office:value="0.996867167919799" calcext:value-type="float">
            <text:p>0.996867167919799</text:p>
          </table:table-cell>
          <table:table-cell office:value-type="float" office:value="0.0498382879329601" calcext:value-type="float">
            <text:p>0.04983828793296</text:p>
          </table:table-cell>
          <table:table-cell office:value-type="float" office:value="0.0122674895382783" calcext:value-type="float">
            <text:p>0.012267489538278</text:p>
          </table:table-cell>
        </table:table-row>
        <table:table-row table:style-name="ro1">
          <table:table-cell office:value-type="float" office:value="0.984019886363636" calcext:value-type="float">
            <text:p>0.984019886363636</text:p>
          </table:table-cell>
          <table:table-cell office:value-type="float" office:value="0.996201441102757" calcext:value-type="float">
            <text:p>0.996201441102757</text:p>
          </table:table-cell>
          <table:table-cell office:value-type="float" office:value="0.0468202057430884" calcext:value-type="float">
            <text:p>0.046820205743088</text:p>
          </table:table-cell>
          <table:table-cell office:value-type="float" office:value="0.0143984757962795" calcext:value-type="float">
            <text:p>0.01439847579628</text:p>
          </table:table-cell>
        </table:table-row>
        <table:table-row table:style-name="ro1">
          <table:table-cell office:value-type="float" office:value="0.986181901737968" calcext:value-type="float">
            <text:p>0.986181901737968</text:p>
          </table:table-cell>
          <table:table-cell office:value-type="float" office:value="0.997846177944862" calcext:value-type="float">
            <text:p>0.997846177944862</text:p>
          </table:table-cell>
          <table:table-cell office:value-type="float" office:value="0.0425993436617518" calcext:value-type="float">
            <text:p>0.042599343661752</text:p>
          </table:table-cell>
          <table:table-cell office:value-type="float" office:value="0.00858780673053232" calcext:value-type="float">
            <text:p>0.008587806730532</text:p>
          </table:table-cell>
        </table:table-row>
        <table:table-row table:style-name="ro1">
          <table:table-cell office:value-type="float" office:value="0.986432570187166" calcext:value-type="float">
            <text:p>0.986432570187166</text:p>
          </table:table-cell>
          <table:table-cell office:value-type="float" office:value="0.995379072681704" calcext:value-type="float">
            <text:p>0.995379072681704</text:p>
          </table:table-cell>
          <table:table-cell office:value-type="float" office:value="0.0403849180100827" calcext:value-type="float">
            <text:p>0.040384918010083</text:p>
          </table:table-cell>
          <table:table-cell office:value-type="float" office:value="0.0166891911932889" calcext:value-type="float">
            <text:p>0.016689191193289</text:p>
          </table:table-cell>
        </table:table-row>
        <table:table-row table:style-name="ro1">
          <table:table-cell office:value-type="float" office:value="0.987393465909091" calcext:value-type="float">
            <text:p>0.987393465909091</text:p>
          </table:table-cell>
          <table:table-cell office:value-type="float" office:value="0.997611215538847" calcext:value-type="float">
            <text:p>0.997611215538847</text:p>
          </table:table-cell>
          <table:table-cell office:value-type="float" office:value="0.0383691258173975" calcext:value-type="float">
            <text:p>0.038369125817398</text:p>
          </table:table-cell>
          <table:table-cell office:value-type="float" office:value="0.00743159462723625" calcext:value-type="float">
            <text:p>0.007431594627236</text:p>
          </table:table-cell>
        </table:table-row>
        <table:table-row table:style-name="ro1">
          <table:table-cell office:value-type="float" office:value="0.987466577540107" calcext:value-type="float">
            <text:p>0.987466577540107</text:p>
          </table:table-cell>
          <table:table-cell office:value-type="float" office:value="0.996279761904762" calcext:value-type="float">
            <text:p>0.996279761904762</text:p>
          </table:table-cell>
          <table:table-cell office:value-type="float" office:value="0.0374819788276243" calcext:value-type="float">
            <text:p>0.037481978827624</text:p>
          </table:table-cell>
          <table:table-cell office:value-type="float" office:value="0.0128202875909795" calcext:value-type="float">
            <text:p>0.01282028759098</text:p>
          </table:table-cell>
        </table:table-row>
        <table:table-row table:style-name="ro1">
          <table:table-cell office:value-type="float" office:value="0.988751253342246" calcext:value-type="float">
            <text:p>0.988751253342246</text:p>
          </table:table-cell>
          <table:table-cell office:value-type="float" office:value="0.99780701754386" calcext:value-type="float">
            <text:p>0.99780701754386</text:p>
          </table:table-cell>
          <table:table-cell office:value-type="float" office:value="0.0350135552996988" calcext:value-type="float">
            <text:p>0.035013555299699</text:p>
          </table:table-cell>
          <table:table-cell office:value-type="float" office:value="0.00693051745288802" calcext:value-type="float">
            <text:p>0.006930517452888</text:p>
          </table:table-cell>
        </table:table-row>
        <table:table-row table:style-name="ro1">
          <table:table-cell office:value-type="float" office:value="0.989054144385027" calcext:value-type="float">
            <text:p>0.989054144385027</text:p>
          </table:table-cell>
          <table:table-cell office:value-type="float" office:value="0.996436403508772" calcext:value-type="float">
            <text:p>0.996436403508772</text:p>
          </table:table-cell>
          <table:table-cell office:value-type="float" office:value="0.0323927074225363" calcext:value-type="float">
            <text:p>0.032392707422536</text:p>
          </table:table-cell>
          <table:table-cell office:value-type="float" office:value="0.0113598107174885" calcext:value-type="float">
            <text:p>0.011359810717489</text:p>
          </table:table-cell>
        </table:table-row>
        <table:table-row table:style-name="ro1">
          <table:table-cell office:value-type="float" office:value="0.989712149064171" calcext:value-type="float">
            <text:p>0.989712149064171</text:p>
          </table:table-cell>
          <table:table-cell office:value-type="float" office:value="0.996475563909774" calcext:value-type="float">
            <text:p>0.996475563909774</text:p>
          </table:table-cell>
          <table:table-cell office:value-type="float" office:value="0.031073998049301" calcext:value-type="float">
            <text:p>0.031073998049301</text:p>
          </table:table-cell>
          <table:table-cell office:value-type="float" office:value="0.00983592711565876" calcext:value-type="float">
            <text:p>0.009835927115659</text:p>
          </table:table-cell>
        </table:table-row>
        <table:table-row table:style-name="ro1">
          <table:table-cell office:value-type="float" office:value="0.990223930481283" calcext:value-type="float">
            <text:p>0.990223930481283</text:p>
          </table:table-cell>
          <table:table-cell office:value-type="float" office:value="0.994204260651629" calcext:value-type="float">
            <text:p>0.994204260651629</text:p>
          </table:table-cell>
          <table:table-cell office:value-type="float" office:value="0.0303074849962967" calcext:value-type="float">
            <text:p>0.030307484996297</text:p>
          </table:table-cell>
          <table:table-cell office:value-type="float" office:value="0.0147890010177576" calcext:value-type="float">
            <text:p>0.014789001017758</text:p>
          </table:table-cell>
        </table:table-row>
        <table:table-row table:style-name="ro1">
          <table:table-cell office:value-type="float" office:value="0.99026570855615" calcext:value-type="float">
            <text:p>0.99026570855615</text:p>
          </table:table-cell>
          <table:table-cell office:value-type="float" office:value="0.99874686716792" calcext:value-type="float">
            <text:p>0.99874686716792</text:p>
          </table:table-cell>
          <table:table-cell office:value-type="float" office:value="0.0302753515740446" calcext:value-type="float">
            <text:p>0.030275351574045</text:p>
          </table:table-cell>
          <table:table-cell office:value-type="float" office:value="0.0037974347344932" calcext:value-type="float">
            <text:p>0.003797434734493</text:p>
          </table:table-cell>
        </table:table-row>
        <table:table-row table:style-name="ro1">
          <table:table-cell office:value-type="float" office:value="0.99059993315508" calcext:value-type="float">
            <text:p>0.99059993315508</text:p>
          </table:table-cell>
          <table:table-cell office:value-type="float" office:value="0.998786027568922" calcext:value-type="float">
            <text:p>0.998786027568922</text:p>
          </table:table-cell>
          <table:table-cell office:value-type="float" office:value="0.0285603337781315" calcext:value-type="float">
            <text:p>0.028560333778132</text:p>
          </table:table-cell>
          <table:table-cell office:value-type="float" office:value="0.0045664349148099" calcext:value-type="float">
            <text:p>0.00456643491481</text:p>
          </table:table-cell>
        </table:table-row>
        <table:table-row table:style-name="ro1">
          <table:table-cell office:value-type="float" office:value="0.990589488636364" calcext:value-type="float">
            <text:p>0.990589488636364</text:p>
          </table:table-cell>
          <table:table-cell office:value-type="float" office:value="0.997102130325814" calcext:value-type="float">
            <text:p>0.997102130325814</text:p>
          </table:table-cell>
          <table:table-cell office:value-type="float" office:value="0.028706489201017" calcext:value-type="float">
            <text:p>0.028706489201017</text:p>
          </table:table-cell>
          <table:table-cell office:value-type="float" office:value="0.00891415986078479" calcext:value-type="float">
            <text:p>0.008914159860785</text:p>
          </table:table-cell>
        </table:table-row>
        <table:table-row table:style-name="ro1">
          <table:table-cell office:value-type="float" office:value="0.991090825534759" calcext:value-type="float">
            <text:p>0.991090825534759</text:p>
          </table:table-cell>
          <table:table-cell office:value-type="float" office:value="0.989779135338346" calcext:value-type="float">
            <text:p>0.989779135338346</text:p>
          </table:table-cell>
          <table:table-cell office:value-type="float" office:value="0.0270528543321676" calcext:value-type="float">
            <text:p>0.027052854332168</text:p>
          </table:table-cell>
          <table:table-cell office:value-type="float" office:value="0.0322777521332249" calcext:value-type="float">
            <text:p>0.032277752133225</text:p>
          </table:table-cell>
        </table:table-row>
        <table:table-row table:style-name="ro1">
          <table:table-cell office:value-type="float" office:value="0.991675718582888" calcext:value-type="float">
            <text:p>0.991675718582888</text:p>
          </table:table-cell>
          <table:table-cell office:value-type="float" office:value="0.998237781954887" calcext:value-type="float">
            <text:p>0.998237781954887</text:p>
          </table:table-cell>
          <table:table-cell office:value-type="float" office:value="0.0269024744445675" calcext:value-type="float">
            <text:p>0.026902474444568</text:p>
          </table:table-cell>
          <table:table-cell office:value-type="float" office:value="0.00457094935440898" calcext:value-type="float">
            <text:p>0.004570949354409</text:p>
          </table:table-cell>
        </table:table-row>
        <table:table-row table:style-name="ro1">
          <table:table-cell office:value-type="float" office:value="0.991550384358289" calcext:value-type="float">
            <text:p>0.991550384358289</text:p>
          </table:table-cell>
          <table:table-cell office:value-type="float" office:value="0.996279761904762" calcext:value-type="float">
            <text:p>0.996279761904762</text:p>
          </table:table-cell>
          <table:table-cell office:value-type="float" office:value="0.0266230492141861" calcext:value-type="float">
            <text:p>0.026623049214186</text:p>
          </table:table-cell>
          <table:table-cell office:value-type="float" office:value="0.0115842281883942" calcext:value-type="float">
            <text:p>0.011584228188394</text:p>
          </table:table-cell>
        </table:table-row>
        <table:table-row table:style-name="ro1">
          <table:table-cell office:value-type="float" office:value="0.99182194184492" calcext:value-type="float">
            <text:p>0.99182194184492</text:p>
          </table:table-cell>
          <table:table-cell office:value-type="float" office:value="0.972196115288221" calcext:value-type="float">
            <text:p>0.972196115288221</text:p>
          </table:table-cell>
          <table:table-cell office:value-type="float" office:value="0.0259707333849209" calcext:value-type="float">
            <text:p>0.025970733384921</text:p>
          </table:table-cell>
          <table:table-cell office:value-type="float" office:value="0.0938759795039948" calcext:value-type="float">
            <text:p>0.093875979503995</text:p>
          </table:table-cell>
        </table:table-row>
        <table:table-row table:style-name="ro1">
          <table:table-cell office:value-type="float" office:value="0.991278826871658" calcext:value-type="float">
            <text:p>0.991278826871658</text:p>
          </table:table-cell>
          <table:table-cell office:value-type="float" office:value="0.996005639097744" calcext:value-type="float">
            <text:p>0.996005639097744</text:p>
          </table:table-cell>
          <table:table-cell office:value-type="float" office:value="0.0268001958994528" calcext:value-type="float">
            <text:p>0.026800195899453</text:p>
          </table:table-cell>
          <table:table-cell office:value-type="float" office:value="0.0128117894835527" calcext:value-type="float">
            <text:p>0.012811789483553</text:p>
          </table:table-cell>
        </table:table-row>
        <table:table-row table:style-name="ro1">
          <table:table-cell office:value-type="float" office:value="0.992145721925134" calcext:value-type="float">
            <text:p>0.992145721925134</text:p>
          </table:table-cell>
          <table:table-cell office:value-type="float" office:value="0.997062969924812" calcext:value-type="float">
            <text:p>0.997062969924812</text:p>
          </table:table-cell>
          <table:table-cell office:value-type="float" office:value="0.0243706770020278" calcext:value-type="float">
            <text:p>0.024370677002028</text:p>
          </table:table-cell>
          <table:table-cell office:value-type="float" office:value="0.00965449701074167" calcext:value-type="float">
            <text:p>0.009654497010742</text:p>
          </table:table-cell>
        </table:table-row>
        <table:table-row table:style-name="ro1">
          <table:table-cell office:value-type="float" office:value="0.991905497994652" calcext:value-type="float">
            <text:p>0.991905497994652</text:p>
          </table:table-cell>
          <table:table-cell office:value-type="float" office:value="0.993460213032582" calcext:value-type="float">
            <text:p>0.993460213032582</text:p>
          </table:table-cell>
          <table:table-cell office:value-type="float" office:value="0.0262353580639104" calcext:value-type="float">
            <text:p>0.02623535806391</text:p>
          </table:table-cell>
          <table:table-cell office:value-type="float" office:value="0.0191800489734661" calcext:value-type="float">
            <text:p>0.019180048973466</text:p>
          </table:table-cell>
        </table:table-row>
        <table:table-row table:style-name="ro1">
          <table:table-cell office:value-type="float" office:value="0.992281500668449" calcext:value-type="float">
            <text:p>0.992281500668449</text:p>
          </table:table-cell>
          <table:table-cell office:value-type="float" office:value="0.998472744360902" calcext:value-type="float">
            <text:p>0.998472744360902</text:p>
          </table:table-cell>
          <table:table-cell office:value-type="float" office:value="0.0241380037233056" calcext:value-type="float">
            <text:p>0.024138003723306</text:p>
          </table:table-cell>
          <table:table-cell office:value-type="float" office:value="0.00391398356010828" calcext:value-type="float">
            <text:p>0.003913983560108</text:p>
          </table:table-cell>
        </table:table-row>
        <table:table-row table:style-name="ro1">
          <table:table-cell office:value-type="float" office:value="0.991519050802139" calcext:value-type="float">
            <text:p>0.991519050802139</text:p>
          </table:table-cell>
          <table:table-cell office:value-type="float" office:value="0.99827694235589" calcext:value-type="float">
            <text:p>0.99827694235589</text:p>
          </table:table-cell>
          <table:table-cell office:value-type="float" office:value="0.0256962176495716" calcext:value-type="float">
            <text:p>0.025696217649572</text:p>
          </table:table-cell>
          <table:table-cell office:value-type="float" office:value="0.00544950420515575" calcext:value-type="float">
            <text:p>0.005449504205156</text:p>
          </table:table-cell>
        </table:table-row>
        <table:table-row table:style-name="ro1">
          <table:table-cell office:value-type="float" office:value="0.992229278074866" calcext:value-type="float">
            <text:p>0.992229278074866</text:p>
          </table:table-cell>
          <table:table-cell office:value-type="float" office:value="0.995574874686717" calcext:value-type="float">
            <text:p>0.995574874686717</text:p>
          </table:table-cell>
          <table:table-cell office:value-type="float" office:value="0.0236903155549574" calcext:value-type="float">
            <text:p>0.023690315554957</text:p>
          </table:table-cell>
          <table:table-cell office:value-type="float" office:value="0.0108880925076858" calcext:value-type="float">
            <text:p>0.010888092507686</text:p>
          </table:table-cell>
        </table:table-row>
        <table:table-row table:style-name="ro1">
          <table:table-cell office:value-type="float" office:value="0.992688836898396" calcext:value-type="float">
            <text:p>0.992688836898396</text:p>
          </table:table-cell>
          <table:table-cell office:value-type="float" office:value="0.999099310776942" calcext:value-type="float">
            <text:p>0.999099310776942</text:p>
          </table:table-cell>
          <table:table-cell office:value-type="float" office:value="0.0233981044530229" calcext:value-type="float">
            <text:p>0.023398104453023</text:p>
          </table:table-cell>
          <table:table-cell office:value-type="float" office:value="0.00300877619945522" calcext:value-type="float">
            <text:p>0.003008776199455</text:p>
          </table:table-cell>
        </table:table-row>
        <table:table-row table:style-name="ro1">
          <table:table-cell office:value-type="float" office:value="0.992647058823529" calcext:value-type="float">
            <text:p>0.992647058823529</text:p>
          </table:table-cell>
          <table:table-cell office:value-type="float" office:value="0.996749686716792" calcext:value-type="float">
            <text:p>0.996749686716792</text:p>
          </table:table-cell>
          <table:table-cell office:value-type="float" office:value="0.0238431762397625" calcext:value-type="float">
            <text:p>0.023843176239763</text:p>
          </table:table-cell>
          <table:table-cell office:value-type="float" office:value="0.00996608546205821" calcext:value-type="float">
            <text:p>0.009966085462058</text:p>
          </table:table-cell>
        </table:table-row>
        <table:table-row table:style-name="ro1">
          <table:table-cell office:value-type="float" office:value="0.992709725935829" calcext:value-type="float">
            <text:p>0.992709725935829</text:p>
          </table:table-cell>
          <table:table-cell office:value-type="float" office:value="0.996906328320802" calcext:value-type="float">
            <text:p>0.996906328320802</text:p>
          </table:table-cell>
          <table:table-cell office:value-type="float" office:value="0.0233213930531902" calcext:value-type="float">
            <text:p>0.02332139305319</text:p>
          </table:table-cell>
          <table:table-cell office:value-type="float" office:value="0.00937764069324049" calcext:value-type="float">
            <text:p>0.00937764069324</text:p>
          </table:table-cell>
        </table:table-row>
        <table:table-row table:style-name="ro1">
          <table:table-cell office:value-type="float" office:value="0.99298128342246" calcext:value-type="float">
            <text:p>0.99298128342246</text:p>
          </table:table-cell>
          <table:table-cell office:value-type="float" office:value="0.997532894736842" calcext:value-type="float">
            <text:p>0.997532894736842</text:p>
          </table:table-cell>
          <table:table-cell office:value-type="float" office:value="0.0212713075764983" calcext:value-type="float">
            <text:p>0.021271307576498</text:p>
          </table:table-cell>
          <table:table-cell office:value-type="float" office:value="0.00753634030337352" calcext:value-type="float">
            <text:p>0.007536340303374</text:p>
          </table:table-cell>
        </table:table-row>
        <table:table-row table:style-name="ro1">
          <table:table-cell office:value-type="float" office:value="0.992741059491979" calcext:value-type="float">
            <text:p>0.992741059491979</text:p>
          </table:table-cell>
          <table:table-cell office:value-type="float" office:value="0.998981829573935" calcext:value-type="float">
            <text:p>0.998981829573935</text:p>
          </table:table-cell>
          <table:table-cell office:value-type="float" office:value="0.0239595628732132" calcext:value-type="float">
            <text:p>0.023959562873213</text:p>
          </table:table-cell>
          <table:table-cell office:value-type="float" office:value="0.00246771392876144" calcext:value-type="float">
            <text:p>0.002467713928761</text:p>
          </table:table-cell>
        </table:table-row>
        <table:table-row table:style-name="ro1">
          <table:table-cell office:value-type="float" office:value="0.992960394385027" calcext:value-type="float">
            <text:p>0.992960394385027</text:p>
          </table:table-cell>
          <table:table-cell office:value-type="float" office:value="0.998198621553885" calcext:value-type="float">
            <text:p>0.998198621553885</text:p>
          </table:table-cell>
          <table:table-cell office:value-type="float" office:value="0.0230730985847677" calcext:value-type="float">
            <text:p>0.023073098584768</text:p>
          </table:table-cell>
          <table:table-cell office:value-type="float" office:value="0.00516775976298266" calcext:value-type="float">
            <text:p>0.005167759762983</text:p>
          </table:table-cell>
        </table:table-row>
        <table:table-row table:style-name="ro1">
          <table:table-cell office:value-type="float" office:value="0.992511280080214" calcext:value-type="float">
            <text:p>0.992511280080214</text:p>
          </table:table-cell>
          <table:table-cell office:value-type="float" office:value="0.99937343358396" calcext:value-type="float">
            <text:p>0.99937343358396</text:p>
          </table:table-cell>
          <table:table-cell office:value-type="float" office:value="0.0227331820899593" calcext:value-type="float">
            <text:p>0.022733182089959</text:p>
          </table:table-cell>
          <table:table-cell office:value-type="float" office:value="0.00248845765012627" calcext:value-type="float">
            <text:p>0.002488457650126</text:p>
          </table:table-cell>
        </table:table-row>
        <table:table-row table:style-name="ro1">
          <table:table-cell office:value-type="float" office:value="0.993127506684492" calcext:value-type="float">
            <text:p>0.993127506684492</text:p>
          </table:table-cell>
          <table:table-cell office:value-type="float" office:value="0.99780701754386" calcext:value-type="float">
            <text:p>0.99780701754386</text:p>
          </table:table-cell>
          <table:table-cell office:value-type="float" office:value="0.021523193861855" calcext:value-type="float">
            <text:p>0.021523193861855</text:p>
          </table:table-cell>
          <table:table-cell office:value-type="float" office:value="0.00793074836642028" calcext:value-type="float">
            <text:p>0.00793074836642</text:p>
          </table:table-cell>
        </table:table-row>
        <table:table-row table:style-name="ro1">
          <table:table-cell office:value-type="float" office:value="0.992929060828877" calcext:value-type="float">
            <text:p>0.992929060828877</text:p>
          </table:table-cell>
          <table:table-cell office:value-type="float" office:value="0.999412593984962" calcext:value-type="float">
            <text:p>0.999412593984962</text:p>
          </table:table-cell>
          <table:table-cell office:value-type="float" office:value="0.0221370302213917" calcext:value-type="float">
            <text:p>0.022137030221392</text:p>
          </table:table-cell>
          <table:table-cell office:value-type="float" office:value="0.00176588775124364" calcext:value-type="float">
            <text:p>0.001765887751244</text:p>
          </table:table-cell>
        </table:table-row>
        <table:table-row table:style-name="ro1">
          <table:table-cell office:value-type="float" office:value="0.993117062165775" calcext:value-type="float">
            <text:p>0.993117062165775</text:p>
          </table:table-cell>
          <table:table-cell office:value-type="float" office:value="0.995692355889724" calcext:value-type="float">
            <text:p>0.995692355889724</text:p>
          </table:table-cell>
          <table:table-cell office:value-type="float" office:value="0.0221366938682578" calcext:value-type="float">
            <text:p>0.022136693868258</text:p>
          </table:table-cell>
          <table:table-cell office:value-type="float" office:value="0.0113397896928423" calcext:value-type="float">
            <text:p>0.011339789692842</text:p>
          </table:table-cell>
        </table:table-row>
        <table:table-row table:style-name="ro1">
          <table:table-cell office:value-type="float" office:value="0.993200618315508" calcext:value-type="float">
            <text:p>0.993200618315508</text:p>
          </table:table-cell>
          <table:table-cell office:value-type="float" office:value="0.98860432330827" calcext:value-type="float">
            <text:p>0.98860432330827</text:p>
          </table:table-cell>
          <table:table-cell office:value-type="float" office:value="0.020535915337592" calcext:value-type="float">
            <text:p>0.020535915337592</text:p>
          </table:table-cell>
          <table:table-cell office:value-type="float" office:value="0.043338877978276" calcext:value-type="float">
            <text:p>0.043338877978276</text:p>
          </table:table-cell>
        </table:table-row>
        <table:table-row table:style-name="ro1">
          <table:table-cell office:value-type="float" office:value="0.993419953208556" calcext:value-type="float">
            <text:p>0.993419953208556</text:p>
          </table:table-cell>
          <table:table-cell office:value-type="float" office:value="0.997219611528822" calcext:value-type="float">
            <text:p>0.997219611528822</text:p>
          </table:table-cell>
          <table:table-cell office:value-type="float" office:value="0.0220295190709678" calcext:value-type="float">
            <text:p>0.022029519070968</text:p>
          </table:table-cell>
          <table:table-cell office:value-type="float" office:value="0.00812149713156738" calcext:value-type="float">
            <text:p>0.008121497131567</text:p>
          </table:table-cell>
        </table:table-row>
        <table:table-row table:style-name="ro1">
          <table:table-cell office:value-type="float" office:value="0.993043950534759" calcext:value-type="float">
            <text:p>0.993043950534759</text:p>
          </table:table-cell>
          <table:table-cell office:value-type="float" office:value="0.99890350877193" calcext:value-type="float">
            <text:p>0.99890350877193</text:p>
          </table:table-cell>
          <table:table-cell office:value-type="float" office:value="0.0232293872087624" calcext:value-type="float">
            <text:p>0.023229387208762</text:p>
          </table:table-cell>
          <table:table-cell office:value-type="float" office:value="0.00366985596059051" calcext:value-type="float">
            <text:p>0.003669855960591</text:p>
          </table:table-cell>
        </table:table-row>
        <table:table-row table:style-name="ro1">
          <table:table-cell office:value-type="float" office:value="0.993973512700535" calcext:value-type="float">
            <text:p>0.993973512700535</text:p>
          </table:table-cell>
          <table:table-cell office:value-type="float" office:value="0.999138471177945" calcext:value-type="float">
            <text:p>0.999138471177945</text:p>
          </table:table-cell>
          <table:table-cell office:value-type="float" office:value="0.0197712889942311" calcext:value-type="float">
            <text:p>0.019771288994231</text:p>
          </table:table-cell>
          <table:table-cell office:value-type="float" office:value="0.00221119285800172" calcext:value-type="float">
            <text:p>0.002211192858002</text:p>
          </table:table-cell>
        </table:table-row>
        <table:table-row table:style-name="ro1">
          <table:table-cell office:value-type="float" office:value="0.993305063502674" calcext:value-type="float">
            <text:p>0.993305063502674</text:p>
          </table:table-cell>
          <table:table-cell office:value-type="float" office:value="0.999334273182957" calcext:value-type="float">
            <text:p>0.999334273182957</text:p>
          </table:table-cell>
          <table:table-cell office:value-type="float" office:value="0.0214096658285052" calcext:value-type="float">
            <text:p>0.021409665828505</text:p>
          </table:table-cell>
          <table:table-cell office:value-type="float" office:value="0.00235187085535128" calcext:value-type="float">
            <text:p>0.002351870855351</text:p>
          </table:table-cell>
        </table:table-row>
        <table:table-row table:style-name="ro1">
          <table:table-cell office:value-type="float" office:value="0.993555731951872" calcext:value-type="float">
            <text:p>0.993555731951872</text:p>
          </table:table-cell>
          <table:table-cell office:value-type="float" office:value="0.998002819548872" calcext:value-type="float">
            <text:p>0.998002819548872</text:p>
          </table:table-cell>
          <table:table-cell office:value-type="float" office:value="0.0210280120321145" calcext:value-type="float">
            <text:p>0.021028012032115</text:p>
          </table:table-cell>
          <table:table-cell office:value-type="float" office:value="0.00558437310339291" calcext:value-type="float">
            <text:p>0.005584373103393</text:p>
          </table:table-cell>
        </table:table-row>
        <table:table-row table:style-name="ro1">
          <table:table-cell office:value-type="float" office:value="0.993795955882353" calcext:value-type="float">
            <text:p>0.993795955882353</text:p>
          </table:table-cell>
          <table:table-cell office:value-type="float" office:value="0.999412593984962" calcext:value-type="float">
            <text:p>0.999412593984962</text:p>
          </table:table-cell>
          <table:table-cell office:value-type="float" office:value="0.0193123960124209" calcext:value-type="float">
            <text:p>0.019312396012421</text:p>
          </table:table-cell>
          <table:table-cell office:value-type="float" office:value="0.00237910524412169" calcext:value-type="float">
            <text:p>0.002379105244122</text:p>
          </table:table-cell>
        </table:table-row>
        <table:table-row table:style-name="ro1">
          <table:table-cell office:value-type="float" office:value="0.993284174465241" calcext:value-type="float">
            <text:p>0.993284174465241</text:p>
          </table:table-cell>
          <table:table-cell office:value-type="float" office:value="0.998942669172932" calcext:value-type="float">
            <text:p>0.998942669172932</text:p>
          </table:table-cell>
          <table:table-cell office:value-type="float" office:value="0.0221509458057414" calcext:value-type="float">
            <text:p>0.022150945805741</text:p>
          </table:table-cell>
          <table:table-cell office:value-type="float" office:value="0.00258810075727463" calcext:value-type="float">
            <text:p>0.002588100757275</text:p>
          </table:table-cell>
        </table:table-row>
        <table:table-row table:style-name="ro1">
          <table:table-cell office:value-type="float" office:value="0.993545287433155" calcext:value-type="float">
            <text:p>0.993545287433155</text:p>
          </table:table-cell>
          <table:table-cell office:value-type="float" office:value="0.996318922305764" calcext:value-type="float">
            <text:p>0.996318922305764</text:p>
          </table:table-cell>
          <table:table-cell office:value-type="float" office:value="0.0216579704181408" calcext:value-type="float">
            <text:p>0.021657970418141</text:p>
          </table:table-cell>
          <table:table-cell office:value-type="float" office:value="0.0105279207658586" calcext:value-type="float">
            <text:p>0.010527920765859</text:p>
          </table:table-cell>
        </table:table-row>
        <table:table-row table:style-name="ro1">
          <table:table-cell office:value-type="float" office:value="0.993942179144385" calcext:value-type="float">
            <text:p>0.993942179144385</text:p>
          </table:table-cell>
          <table:table-cell office:value-type="float" office:value="0.999569235588972" calcext:value-type="float">
            <text:p>0.999569235588972</text:p>
          </table:table-cell>
          <table:table-cell office:value-type="float" office:value="0.0204128688518564" calcext:value-type="float">
            <text:p>0.020412868851856</text:p>
          </table:table-cell>
          <table:table-cell office:value-type="float" office:value="0.00142938180571016" calcext:value-type="float">
            <text:p>0.00142938180571</text:p>
          </table:table-cell>
        </table:table-row>
        <table:table-row table:style-name="ro1">
          <table:table-cell office:value-type="float" office:value="0.993973512700535" calcext:value-type="float">
            <text:p>0.993973512700535</text:p>
          </table:table-cell>
          <table:table-cell office:value-type="float" office:value="0.999647556390978" calcext:value-type="float">
            <text:p>0.999647556390978</text:p>
          </table:table-cell>
          <table:table-cell office:value-type="float" office:value="0.0212224649436998" calcext:value-type="float">
            <text:p>0.0212224649437</text:p>
          </table:table-cell>
          <table:table-cell office:value-type="float" office:value="0.000949823833913631" calcext:value-type="float">
            <text:p>0.000949823833914</text:p>
          </table:table-cell>
        </table:table-row>
        <table:table-row table:style-name="ro1">
          <table:table-cell office:value-type="float" office:value="0.99377506684492" calcext:value-type="float">
            <text:p>0.99377506684492</text:p>
          </table:table-cell>
          <table:table-cell office:value-type="float" office:value="0.999608395989975" calcext:value-type="float">
            <text:p>0.999608395989975</text:p>
          </table:table-cell>
          <table:table-cell office:value-type="float" office:value="0.0203170029291569" calcext:value-type="float">
            <text:p>0.020317002929157</text:p>
          </table:table-cell>
          <table:table-cell office:value-type="float" office:value="0.00188613649466437" calcext:value-type="float">
            <text:p>0.001886136494664</text:p>
          </table:table-cell>
        </table:table-row>
        <table:table-row table:style-name="ro1">
          <table:table-cell office:value-type="float" office:value="0.993827289438503" calcext:value-type="float">
            <text:p>0.993827289438503</text:p>
          </table:table-cell>
          <table:table-cell office:value-type="float" office:value="0.997689536340852" calcext:value-type="float">
            <text:p>0.997689536340852</text:p>
          </table:table-cell>
          <table:table-cell office:value-type="float" office:value="0.0209859483519233" calcext:value-type="float">
            <text:p>0.020985948351923</text:p>
          </table:table-cell>
          <table:table-cell office:value-type="float" office:value="0.00567766075419127" calcext:value-type="float">
            <text:p>0.005677660754191</text:p>
          </table:table-cell>
        </table:table-row>
        <table:table-row table:style-name="ro1">
          <table:table-cell office:value-type="float" office:value="0.99417195855615" calcext:value-type="float">
            <text:p>0.99417195855615</text:p>
          </table:table-cell>
          <table:table-cell office:value-type="float" office:value="0.994752506265664" calcext:value-type="float">
            <text:p>0.994752506265664</text:p>
          </table:table-cell>
          <table:table-cell office:value-type="float" office:value="0.0220807688458326" calcext:value-type="float">
            <text:p>0.022080768845833</text:p>
          </table:table-cell>
          <table:table-cell office:value-type="float" office:value="0.0186272593484391" calcext:value-type="float">
            <text:p>0.018627259348439</text:p>
          </table:table-cell>
        </table:table-row>
        <table:table-row table:style-name="ro1">
          <table:table-cell office:value-type="float" office:value="0.993816844919786" calcext:value-type="float">
            <text:p>0.993816844919786</text:p>
          </table:table-cell>
          <table:table-cell office:value-type="float" office:value="0.996828007518797" calcext:value-type="float">
            <text:p>0.996828007518797</text:p>
          </table:table-cell>
          <table:table-cell office:value-type="float" office:value="0.0211472390708833" calcext:value-type="float">
            <text:p>0.021147239070883</text:p>
          </table:table-cell>
          <table:table-cell office:value-type="float" office:value="0.00832240873268789" calcext:value-type="float">
            <text:p>0.008322408732688</text:p>
          </table:table-cell>
        </table:table-row>
        <table:table-row table:style-name="ro1">
          <table:table-cell office:value-type="float" office:value="0.993795955882353" calcext:value-type="float">
            <text:p>0.993795955882353</text:p>
          </table:table-cell>
          <table:table-cell office:value-type="float" office:value="0.999295112781955" calcext:value-type="float">
            <text:p>0.999295112781955</text:p>
          </table:table-cell>
          <table:table-cell office:value-type="float" office:value="0.0209002972917673" calcext:value-type="float">
            <text:p>0.020900297291767</text:p>
          </table:table-cell>
          <table:table-cell office:value-type="float" office:value="0.0021795648129456" calcext:value-type="float">
            <text:p>0.002179564812946</text:p>
          </table:table-cell>
        </table:table-row>
        <table:table-row table:style-name="ro1">
          <table:table-cell office:value-type="float" office:value="0.994265959224599" calcext:value-type="float">
            <text:p>0.994265959224599</text:p>
          </table:table-cell>
          <table:table-cell office:value-type="float" office:value="0.999412593984962" calcext:value-type="float">
            <text:p>0.999412593984962</text:p>
          </table:table-cell>
          <table:table-cell office:value-type="float" office:value="0.0193767948109125" calcext:value-type="float">
            <text:p>0.019376794810913</text:p>
          </table:table-cell>
          <table:table-cell office:value-type="float" office:value="0.00222922525782316" calcext:value-type="float">
            <text:p>0.002229225257823</text:p>
          </table:table-cell>
        </table:table-row>
        <table:table-row table:style-name="ro1">
          <table:table-cell office:value-type="float" office:value="0.994318181818182" calcext:value-type="float">
            <text:p>0.994318181818182</text:p>
          </table:table-cell>
          <table:table-cell office:value-type="float" office:value="0.996867167919799" calcext:value-type="float">
            <text:p>0.996867167919799</text:p>
          </table:table-cell>
          <table:table-cell office:value-type="float" office:value="0.0189200251079702" calcext:value-type="float">
            <text:p>0.01892002510797</text:p>
          </table:table-cell>
          <table:table-cell office:value-type="float" office:value="0.00927546461197355" calcext:value-type="float">
            <text:p>0.009275464611974</text:p>
          </table:table-cell>
        </table:table-row>
        <table:table-row table:style-name="ro1">
          <table:table-cell office:value-type="float" office:value="0.993858622994652" calcext:value-type="float">
            <text:p>0.993858622994652</text:p>
          </table:table-cell>
          <table:table-cell office:value-type="float" office:value="0.998707706766917" calcext:value-type="float">
            <text:p>0.998707706766917</text:p>
          </table:table-cell>
          <table:table-cell office:value-type="float" office:value="0.0223617309833949" calcext:value-type="float">
            <text:p>0.022361730983395</text:p>
          </table:table-cell>
          <table:table-cell office:value-type="float" office:value="0.00621717963235055" calcext:value-type="float">
            <text:p>0.006217179632351</text:p>
          </table:table-cell>
        </table:table-row>
        <table:table-row table:style-name="ro1">
          <table:table-cell office:value-type="float" office:value="0.993931734625668" calcext:value-type="float">
            <text:p>0.993931734625668</text:p>
          </table:table-cell>
          <table:table-cell office:value-type="float" office:value="0.999020989974937" calcext:value-type="float">
            <text:p>0.999020989974937</text:p>
          </table:table-cell>
          <table:table-cell office:value-type="float" office:value="0.0204406441390957" calcext:value-type="float">
            <text:p>0.020440644139096</text:p>
          </table:table-cell>
          <table:table-cell office:value-type="float" office:value="0.00327633817449255" calcext:value-type="float">
            <text:p>0.003276338174493</text:p>
          </table:table-cell>
        </table:table-row>
        <table:table-row table:style-name="ro1">
          <table:table-cell office:value-type="float" office:value="0.9942032921123" calcext:value-type="float">
            <text:p>0.9942032921123</text:p>
          </table:table-cell>
          <table:table-cell office:value-type="float" office:value="0.999725877192982" calcext:value-type="float">
            <text:p>0.999725877192982</text:p>
          </table:table-cell>
          <table:table-cell office:value-type="float" office:value="0.0191152277280984" calcext:value-type="float">
            <text:p>0.019115227728098</text:p>
          </table:table-cell>
          <table:table-cell office:value-type="float" office:value="0.00078175085701588" calcext:value-type="float">
            <text:p>0.000781750857016</text:p>
          </table:table-cell>
        </table:table-row>
        <table:table-row table:style-name="ro1">
          <table:table-cell office:value-type="float" office:value="0.994130180481283" calcext:value-type="float">
            <text:p>0.994130180481283</text:p>
          </table:table-cell>
          <table:table-cell office:value-type="float" office:value="0.999569235588972" calcext:value-type="float">
            <text:p>0.999569235588972</text:p>
          </table:table-cell>
          <table:table-cell office:value-type="float" office:value="0.0198527009720981" calcext:value-type="float">
            <text:p>0.019852700972098</text:p>
          </table:table-cell>
          <table:table-cell office:value-type="float" office:value="0.00200870196956036" calcext:value-type="float">
            <text:p>0.00200870196956</text:p>
          </table:table-cell>
        </table:table-row>
        <table:table-row table:style-name="ro1">
          <table:table-cell office:value-type="float" office:value="0.994234625668449" calcext:value-type="float">
            <text:p>0.994234625668449</text:p>
          </table:table-cell>
          <table:table-cell office:value-type="float" office:value="0.99765037593985" calcext:value-type="float">
            <text:p>0.99765037593985</text:p>
          </table:table-cell>
          <table:table-cell office:value-type="float" office:value="0.0199610446105641" calcext:value-type="float">
            <text:p>0.019961044610564</text:p>
          </table:table-cell>
          <table:table-cell office:value-type="float" office:value="0.00645013776637458" calcext:value-type="float">
            <text:p>0.006450137766375</text:p>
          </table:table-cell>
        </table:table-row>
        <table:table-row table:style-name="ro1">
          <table:table-cell office:value-type="float" office:value="0.993827289438503" calcext:value-type="float">
            <text:p>0.993827289438503</text:p>
          </table:table-cell>
          <table:table-cell office:value-type="float" office:value="0.998981829573935" calcext:value-type="float">
            <text:p>0.998981829573935</text:p>
          </table:table-cell>
          <table:table-cell office:value-type="float" office:value="0.0201421131506449" calcext:value-type="float">
            <text:p>0.020142113150645</text:p>
          </table:table-cell>
          <table:table-cell office:value-type="float" office:value="0.00329076515504483" calcext:value-type="float">
            <text:p>0.003290765155045</text:p>
          </table:table-cell>
        </table:table-row>
        <table:table-row table:style-name="ro1">
          <table:table-cell office:value-type="float" office:value="0.994589739304813" calcext:value-type="float">
            <text:p>0.994589739304813</text:p>
          </table:table-cell>
          <table:table-cell office:value-type="float" office:value="0.994360902255639" calcext:value-type="float">
            <text:p>0.994360902255639</text:p>
          </table:table-cell>
          <table:table-cell office:value-type="float" office:value="0.0199920559111212" calcext:value-type="float">
            <text:p>0.019992055911121</text:p>
          </table:table-cell>
          <table:table-cell office:value-type="float" office:value="0.0209814122426906" calcext:value-type="float">
            <text:p>0.020981412242691</text:p>
          </table:table-cell>
        </table:table-row>
        <table:table-row table:style-name="ro1">
          <table:table-cell office:value-type="float" office:value="0.993816844919786" calcext:value-type="float">
            <text:p>0.993816844919786</text:p>
          </table:table-cell>
          <table:table-cell office:value-type="float" office:value="0.99968671679198" calcext:value-type="float">
            <text:p>0.99968671679198</text:p>
          </table:table-cell>
          <table:table-cell office:value-type="float" office:value="0.0224314232598831" calcext:value-type="float">
            <text:p>0.022431423259883</text:p>
          </table:table-cell>
          <table:table-cell office:value-type="float" office:value="0.00096320139012011" calcext:value-type="float">
            <text:p>0.00096320139012</text:p>
          </table:table-cell>
        </table:table-row>
        <table:table-row table:style-name="ro1">
          <table:table-cell office:value-type="float" office:value="0.994046624331551" calcext:value-type="float">
            <text:p>0.994046624331551</text:p>
          </table:table-cell>
          <table:table-cell office:value-type="float" office:value="0.999960839598998" calcext:value-type="float">
            <text:p>0.999960839598998</text:p>
          </table:table-cell>
          <table:table-cell office:value-type="float" office:value="0.0201138912178011" calcext:value-type="float">
            <text:p>0.020113891217801</text:p>
          </table:table-cell>
          <table:table-cell office:value-type="float" office:value="0.000266711030739353" calcext:value-type="float">
            <text:p>0.000266711030739</text:p>
          </table:table-cell>
        </table:table-row>
        <table:table-row table:style-name="ro1">
          <table:table-cell office:value-type="float" office:value="0.994057068850267" calcext:value-type="float">
            <text:p>0.994057068850267</text:p>
          </table:table-cell>
          <table:table-cell office:value-type="float" office:value="0.999569235588972" calcext:value-type="float">
            <text:p>0.999569235588972</text:p>
          </table:table-cell>
          <table:table-cell office:value-type="float" office:value="0.0205237780157028" calcext:value-type="float">
            <text:p>0.020523778015703</text:p>
          </table:table-cell>
          <table:table-cell office:value-type="float" office:value="0.000935126956561088" calcext:value-type="float">
            <text:p>0.000935126956561</text:p>
          </table:table-cell>
        </table:table-row>
        <table:table-row table:style-name="ro1">
          <table:table-cell office:value-type="float" office:value="0.994579294786096" calcext:value-type="float">
            <text:p>0.994579294786096</text:p>
          </table:table-cell>
          <table:table-cell office:value-type="float" office:value="0.999099310776942" calcext:value-type="float">
            <text:p>0.999099310776942</text:p>
          </table:table-cell>
          <table:table-cell office:value-type="float" office:value="0.019157048191735" calcext:value-type="float">
            <text:p>0.019157048191735</text:p>
          </table:table-cell>
          <table:table-cell office:value-type="float" office:value="0.00279195097604621" calcext:value-type="float">
            <text:p>0.002791950976046</text:p>
          </table:table-cell>
        </table:table-row>
        <table:table-row table:style-name="ro1">
          <table:table-cell office:value-type="float" office:value="0.994746407085562" calcext:value-type="float">
            <text:p>0.994746407085562</text:p>
          </table:table-cell>
          <table:table-cell office:value-type="float" office:value="0.999882518796992" calcext:value-type="float">
            <text:p>0.999882518796992</text:p>
          </table:table-cell>
          <table:table-cell office:value-type="float" office:value="0.0184658228120602" calcext:value-type="float">
            <text:p>0.01846582281206</text:p>
          </table:table-cell>
          <table:table-cell office:value-type="float" office:value="0.000831140462926904" calcext:value-type="float">
            <text:p>0.000831140462927</text:p>
          </table:table-cell>
        </table:table-row>
        <table:table-row table:style-name="ro1">
          <table:table-cell office:value-type="float" office:value="0.994412182486631" calcext:value-type="float">
            <text:p>0.994412182486631</text:p>
          </table:table-cell>
          <table:table-cell office:value-type="float" office:value="0.999295112781955" calcext:value-type="float">
            <text:p>0.999295112781955</text:p>
          </table:table-cell>
          <table:table-cell office:value-type="float" office:value="0.0199373811084082" calcext:value-type="float">
            <text:p>0.019937381108408</text:p>
          </table:table-cell>
          <table:table-cell office:value-type="float" office:value="0.00158488788909074" calcext:value-type="float">
            <text:p>0.001584887889091</text:p>
          </table:table-cell>
        </table:table-row>
        <table:table-row table:style-name="ro1">
          <table:table-cell office:value-type="float" office:value="0.994119735962567" calcext:value-type="float">
            <text:p>0.994119735962567</text:p>
          </table:table-cell>
          <table:table-cell office:value-type="float" office:value="0.99953007518797" calcext:value-type="float">
            <text:p>0.99953007518797</text:p>
          </table:table-cell>
          <table:table-cell office:value-type="float" office:value="0.0200582028351839" calcext:value-type="float">
            <text:p>0.020058202835184</text:p>
          </table:table-cell>
          <table:table-cell office:value-type="float" office:value="0.00128035333443748" calcext:value-type="float">
            <text:p>0.001280353334437</text:p>
          </table:table-cell>
        </table:table-row>
        <table:table-row table:style-name="ro1">
          <table:table-cell office:value-type="float" office:value="0.994547961229946" calcext:value-type="float">
            <text:p>0.994547961229946</text:p>
          </table:table-cell>
          <table:table-cell office:value-type="float" office:value="0.999451754385965" calcext:value-type="float">
            <text:p>0.999451754385965</text:p>
          </table:table-cell>
          <table:table-cell office:value-type="float" office:value="0.0188320278559365" calcext:value-type="float">
            <text:p>0.018832027855937</text:p>
          </table:table-cell>
          <table:table-cell office:value-type="float" office:value="0.00157749417876941" calcext:value-type="float">
            <text:p>0.001577494178769</text:p>
          </table:table-cell>
        </table:table-row>
        <table:table-row table:style-name="ro1">
          <table:table-cell office:value-type="float" office:value="0.994276403743316" calcext:value-type="float">
            <text:p>0.994276403743316</text:p>
          </table:table-cell>
          <table:table-cell office:value-type="float" office:value="0.999490914786967" calcext:value-type="float">
            <text:p>0.999490914786967</text:p>
          </table:table-cell>
          <table:table-cell office:value-type="float" office:value="0.0201250943280615" calcext:value-type="float">
            <text:p>0.020125094328062</text:p>
          </table:table-cell>
          <table:table-cell office:value-type="float" office:value="0.00142668420147814" calcext:value-type="float">
            <text:p>0.001426684201478</text:p>
          </table:table-cell>
        </table:table-row>
        <table:table-row table:style-name="ro1">
          <table:table-cell office:value-type="float" office:value="0.994662850935829" calcext:value-type="float">
            <text:p>0.994662850935829</text:p>
          </table:table-cell>
          <table:table-cell office:value-type="float" office:value="0.993421052631579" calcext:value-type="float">
            <text:p>0.993421052631579</text:p>
          </table:table-cell>
          <table:table-cell office:value-type="float" office:value="0.0193675480362424" calcext:value-type="float">
            <text:p>0.019367548036242</text:p>
          </table:table-cell>
          <table:table-cell office:value-type="float" office:value="0.0252690754706672" calcext:value-type="float">
            <text:p>0.025269075470667</text:p>
          </table:table-cell>
        </table:table-row>
        <table:table-row table:style-name="ro1">
          <table:table-cell office:value-type="float" office:value="0.994307737299465" calcext:value-type="float">
            <text:p>0.994307737299465</text:p>
          </table:table-cell>
          <table:table-cell office:value-type="float" office:value="0.997846177944862" calcext:value-type="float">
            <text:p>0.997846177944862</text:p>
          </table:table-cell>
          <table:table-cell office:value-type="float" office:value="0.0201851247310673" calcext:value-type="float">
            <text:p>0.020185124731067</text:p>
          </table:table-cell>
          <table:table-cell office:value-type="float" office:value="0.00519274851164834" calcext:value-type="float">
            <text:p>0.005192748511648</text:p>
          </table:table-cell>
        </table:table-row>
        <table:table-row table:style-name="ro1">
          <table:table-cell office:value-type="float" office:value="0.994286848262032" calcext:value-type="float">
            <text:p>0.994286848262032</text:p>
          </table:table-cell>
          <table:table-cell office:value-type="float" office:value="0.991972117794486" calcext:value-type="float">
            <text:p>0.991972117794486</text:p>
          </table:table-cell>
          <table:table-cell office:value-type="float" office:value="0.0210266099645392" calcext:value-type="float">
            <text:p>0.021026609964539</text:p>
          </table:table-cell>
          <table:table-cell office:value-type="float" office:value="0.0290474009902059" calcext:value-type="float">
            <text:p>0.029047400990206</text:p>
          </table:table-cell>
        </table:table-row>
        <table:table-row table:style-name="ro1">
          <table:table-cell office:value-type="float" office:value="0.994767296122994" calcext:value-type="float">
            <text:p>0.994767296122994</text:p>
          </table:table-cell>
          <table:table-cell office:value-type="float" office:value="0.990601503759398" calcext:value-type="float">
            <text:p>0.990601503759398</text:p>
          </table:table-cell>
          <table:table-cell office:value-type="float" office:value="0.0188982338295718" calcext:value-type="float">
            <text:p>0.018898233829572</text:p>
          </table:table-cell>
          <table:table-cell office:value-type="float" office:value="0.0320719216130115" calcext:value-type="float">
            <text:p>0.032071921613012</text:p>
          </table:table-cell>
        </table:table-row>
        <table:table-row table:style-name="ro1">
          <table:table-cell office:value-type="float" office:value="0.994213736631016" calcext:value-type="float">
            <text:p>0.994213736631016</text:p>
          </table:table-cell>
          <table:table-cell office:value-type="float" office:value="0.999020989974937" calcext:value-type="float">
            <text:p>0.999020989974937</text:p>
          </table:table-cell>
          <table:table-cell office:value-type="float" office:value="0.0206041632368951" calcext:value-type="float">
            <text:p>0.020604163236895</text:p>
          </table:table-cell>
          <table:table-cell office:value-type="float" office:value="0.00321582880973635" calcext:value-type="float">
            <text:p>0.003215828809736</text:p>
          </table:table-cell>
        </table:table-row>
        <table:table-row table:style-name="ro1">
          <table:table-cell office:value-type="float" office:value="0.994662850935829" calcext:value-type="float">
            <text:p>0.994662850935829</text:p>
          </table:table-cell>
          <table:table-cell office:value-type="float" office:value="0.998159461152882" calcext:value-type="float">
            <text:p>0.998159461152882</text:p>
          </table:table-cell>
          <table:table-cell office:value-type="float" office:value="0.0194089225322385" calcext:value-type="float">
            <text:p>0.019408922532239</text:p>
          </table:table-cell>
          <table:table-cell office:value-type="float" office:value="0.00409759181126017" calcext:value-type="float">
            <text:p>0.00409759181126</text:p>
          </table:table-cell>
        </table:table-row>
        <table:table-row table:style-name="ro1">
          <table:table-cell office:value-type="float" office:value="0.994965741978609" calcext:value-type="float">
            <text:p>0.994965741978609</text:p>
          </table:table-cell>
          <table:table-cell office:value-type="float" office:value="0.99812030075188" calcext:value-type="float">
            <text:p>0.99812030075188</text:p>
          </table:table-cell>
          <table:table-cell office:value-type="float" office:value="0.0184805602465788" calcext:value-type="float">
            <text:p>0.018480560246579</text:p>
          </table:table-cell>
          <table:table-cell office:value-type="float" office:value="0.00585675554822188" calcext:value-type="float">
            <text:p>0.005856755548222</text:p>
          </table:table-cell>
        </table:table-row>
        <table:table-row table:style-name="ro1">
          <table:table-cell office:value-type="float" office:value="0.994756851604278" calcext:value-type="float">
            <text:p>0.994756851604278</text:p>
          </table:table-cell>
          <table:table-cell office:value-type="float" office:value="0.996358082706767" calcext:value-type="float">
            <text:p>0.996358082706767</text:p>
          </table:table-cell>
          <table:table-cell office:value-type="float" office:value="0.0193108310504417" calcext:value-type="float">
            <text:p>0.019310831050442</text:p>
          </table:table-cell>
          <table:table-cell office:value-type="float" office:value="0.0115962651549624" calcext:value-type="float">
            <text:p>0.011596265154962</text:p>
          </table:table-cell>
        </table:table-row>
        <table:table-row table:style-name="ro1">
          <table:table-cell office:value-type="float" office:value="0.994767296122994" calcext:value-type="float">
            <text:p>0.994767296122994</text:p>
          </table:table-cell>
          <table:table-cell office:value-type="float" office:value="0.996632205513784" calcext:value-type="float">
            <text:p>0.996632205513784</text:p>
          </table:table-cell>
          <table:table-cell office:value-type="float" office:value="0.0198494941187556" calcext:value-type="float">
            <text:p>0.019849494118756</text:p>
          </table:table-cell>
          <table:table-cell office:value-type="float" office:value="0.00945049839627925" calcext:value-type="float">
            <text:p>0.009450498396279</text:p>
          </table:table-cell>
        </table:table-row>
        <table:table-row table:style-name="ro1">
          <table:table-cell office:value-type="float" office:value="0.995049298128342" calcext:value-type="float">
            <text:p>0.995049298128342</text:p>
          </table:table-cell>
          <table:table-cell office:value-type="float" office:value="0.999412593984962" calcext:value-type="float">
            <text:p>0.999412593984962</text:p>
          </table:table-cell>
          <table:table-cell office:value-type="float" office:value="0.0179077798925063" calcext:value-type="float">
            <text:p>0.017907779892506</text:p>
          </table:table-cell>
          <table:table-cell office:value-type="float" office:value="0.00165935528984886" calcext:value-type="float">
            <text:p>0.001659355289849</text:p>
          </table:table-cell>
        </table:table-row>
        <table:table-row table:style-name="ro1">
          <table:table-cell office:value-type="float" office:value="0.994829963235294" calcext:value-type="float">
            <text:p>0.994829963235294</text:p>
          </table:table-cell>
          <table:table-cell office:value-type="float" office:value="0.99953007518797" calcext:value-type="float">
            <text:p>0.99953007518797</text:p>
          </table:table-cell>
          <table:table-cell office:value-type="float" office:value="0.0179022040279695" calcext:value-type="float">
            <text:p>0.01790220402797</text:p>
          </table:table-cell>
          <table:table-cell office:value-type="float" office:value="0.00237962037757674" calcext:value-type="float">
            <text:p>0.002379620377577</text:p>
          </table:table-cell>
        </table:table-row>
        <table:table-row table:style-name="ro1">
          <table:table-cell office:value-type="float" office:value="0.994380848930481" calcext:value-type="float">
            <text:p>0.994380848930481</text:p>
          </table:table-cell>
          <table:table-cell office:value-type="float" office:value="0.999569235588972" calcext:value-type="float">
            <text:p>0.999569235588972</text:p>
          </table:table-cell>
          <table:table-cell office:value-type="float" office:value="0.0202450683404865" calcext:value-type="float">
            <text:p>0.020245068340487</text:p>
          </table:table-cell>
          <table:table-cell office:value-type="float" office:value="0.00134711687064908" calcext:value-type="float">
            <text:p>0.001347116870649</text:p>
          </table:table-cell>
        </table:table-row>
        <table:table-row table:style-name="ro1">
          <table:table-cell office:value-type="float" office:value="0.994694184491979" calcext:value-type="float">
            <text:p>0.994694184491979</text:p>
          </table:table-cell>
          <table:table-cell office:value-type="float" office:value="0.999569235588972" calcext:value-type="float">
            <text:p>0.999569235588972</text:p>
          </table:table-cell>
          <table:table-cell office:value-type="float" office:value="0.0196689967736438" calcext:value-type="float">
            <text:p>0.019668996773644</text:p>
          </table:table-cell>
          <table:table-cell office:value-type="float" office:value="0.00154047427484944" calcext:value-type="float">
            <text:p>0.001540474274849</text:p>
          </table:table-cell>
        </table:table-row>
        <table:table-row table:style-name="ro1">
          <table:table-cell office:value-type="float" office:value="0.995143298796791" calcext:value-type="float">
            <text:p>0.995143298796791</text:p>
          </table:table-cell>
          <table:table-cell office:value-type="float" office:value="0.998041979949874" calcext:value-type="float">
            <text:p>0.998041979949874</text:p>
          </table:table-cell>
          <table:table-cell office:value-type="float" office:value="0.0179470728954702" calcext:value-type="float">
            <text:p>0.01794707289547</text:p>
          </table:table-cell>
          <table:table-cell office:value-type="float" office:value="0.00768774406545679" calcext:value-type="float">
            <text:p>0.007687744065457</text:p>
          </table:table-cell>
        </table:table-row>
        <table:table-row table:style-name="ro1">
          <table:table-cell office:value-type="float" office:value="0.994976186497326" calcext:value-type="float">
            <text:p>0.994976186497326</text:p>
          </table:table-cell>
          <table:table-cell office:value-type="float" office:value="0.995966478696742" calcext:value-type="float">
            <text:p>0.995966478696742</text:p>
          </table:table-cell>
          <table:table-cell office:value-type="float" office:value="0.0180482877249955" calcext:value-type="float">
            <text:p>0.018048287724996</text:p>
          </table:table-cell>
          <table:table-cell office:value-type="float" office:value="0.0118201480298452" calcext:value-type="float">
            <text:p>0.011820148029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1:31:56.722080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7T11:48:33.621373726</dc:date>
    <meta:editing-duration>PT22M42S</meta:editing-duration>
    <meta:editing-cycles>2</meta:editing-cycles>
    <meta:generator>LibreOffice/5.4.6.2$Linux_X86_64 LibreOffice_project/40m0$Build-2</meta:generator>
    <meta:document-statistic meta:table-count="1" meta:cell-count="4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148cm" svg:y="3.952cm" style:legend-expansion="high" chart:style-name="ch2"/>
        <chart:plot-area chart:style-name="ch3" chart:data-source-has-labels="both" svg:x="0.32cm" svg:y="0.18cm" svg:width="12.508cm" svg:height="8.64cm">
          <chartooo:coordinate-region svg:x="1.047cm" svg:y="0.38cm" svg:width="11.781cm" svg:height="7.648cm"/>
          <chart:axis chart:dimension="x" chart:name="primary-x" chart:style-name="ch4" chartooo:axis-type="text">
            <chart:categories table:cell-range-address="local-table.$A$2:.$A$10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B$101" chart:label-cell-address="local-table.$B$1" chart:class="chart:line">
            <chart:data-point chart:repeated="100"/>
          </chart:series>
          <chart:series chart:style-name="ch8" chart:values-cell-range-address="local-table.$C$2:.$C$101" chart:label-cell-address="local-table.$C$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_acc</text:p>
              </table:table-cell>
              <table:table-cell office:value-type="string">
                <text:p>Valid_a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1041527406417">
                <text:p>0.121041527406417</text:p>
              </table:table-cell>
              <table:table-cell office:value-type="float" office:value="0.45218515037594">
                <text:p>0.45218515037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0320020053476">
                <text:p>0.440320020053476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449991644385">
                <text:p>0.64449991644385</text:p>
              </table:table-cell>
              <table:table-cell office:value-type="float" office:value="0.815985275689223">
                <text:p>0.815985275689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3876169786096">
                <text:p>0.773876169786096</text:p>
              </table:table-cell>
              <table:table-cell office:value-type="float" office:value="0.906602443609022">
                <text:p>0.906602443609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4259065842246">
                <text:p>0.84259065842246</text:p>
              </table:table-cell>
              <table:table-cell office:value-type="float" office:value="0.939497180451128">
                <text:p>0.939497180451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3376504010695">
                <text:p>0.883376504010695</text:p>
              </table:table-cell>
              <table:table-cell office:value-type="float" office:value="0.949404761904762">
                <text:p>0.949404761904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0166694518717">
                <text:p>0.910166694518717</text:p>
              </table:table-cell>
              <table:table-cell office:value-type="float" office:value="0.965969611528822">
                <text:p>0.965969611528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7421039438503">
                <text:p>0.92742103943850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41479361631016">
                <text:p>0.941479361631016</text:p>
              </table:table-cell>
              <table:table-cell office:value-type="float" office:value="0.975328947368421">
                <text:p>0.9753289473684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120320855615">
                <text:p>0.95120320855615</text:p>
              </table:table-cell>
              <table:table-cell office:value-type="float" office:value="0.979675751879699">
                <text:p>0.9796757518796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59276821524064">
                <text:p>0.959276821524064</text:p>
              </table:table-cell>
              <table:table-cell office:value-type="float" office:value="0.968828320802005">
                <text:p>0.968828320802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4540858957219">
                <text:p>0.964540858957219</text:p>
              </table:table-cell>
              <table:table-cell office:value-type="float" office:value="0.982456140350877">
                <text:p>0.982456140350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6997200868984">
                <text:p>0.96997200868984</text:p>
              </table:table-cell>
              <table:table-cell office:value-type="float" office:value="0.990679824561404">
                <text:p>0.9906798245614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72363803475936">
                <text:p>0.972363803475936</text:p>
              </table:table-cell>
              <table:table-cell office:value-type="float" office:value="0.993146929824561">
                <text:p>0.9931469298245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75747827540107">
                <text:p>0.975747827540107</text:p>
              </table:table-cell>
              <table:table-cell office:value-type="float" office:value="0.993538533834586">
                <text:p>0.993538533834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78223178475936">
                <text:p>0.978223178475936</text:p>
              </table:table-cell>
              <table:table-cell office:value-type="float" office:value="0.984649122807017">
                <text:p>0.984649122807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7973763368984">
                <text:p>0.97973763368984</text:p>
              </table:table-cell>
              <table:table-cell office:value-type="float" office:value="0.987155388471178">
                <text:p>0.987155388471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24845421123">
                <text:p>0.9824845421123</text:p>
              </table:table-cell>
              <table:table-cell office:value-type="float" office:value="0.996788847117794">
                <text:p>0.9967888471177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3393215240642">
                <text:p>0.983393215240642</text:p>
              </table:table-cell>
              <table:table-cell office:value-type="float" office:value="0.996867167919799">
                <text:p>0.996867167919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4019886363636">
                <text:p>0.984019886363636</text:p>
              </table:table-cell>
              <table:table-cell office:value-type="float" office:value="0.996201441102757">
                <text:p>0.9962014411027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6181901737968">
                <text:p>0.986181901737968</text:p>
              </table:table-cell>
              <table:table-cell office:value-type="float" office:value="0.997846177944862">
                <text:p>0.9978461779448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6432570187166">
                <text:p>0.986432570187166</text:p>
              </table:table-cell>
              <table:table-cell office:value-type="float" office:value="0.995379072681704">
                <text:p>0.9953790726817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7393465909091">
                <text:p>0.987393465909091</text:p>
              </table:table-cell>
              <table:table-cell office:value-type="float" office:value="0.997611215538847">
                <text:p>0.997611215538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7466577540107">
                <text:p>0.987466577540107</text:p>
              </table:table-cell>
              <table:table-cell office:value-type="float" office:value="0.996279761904762">
                <text:p>0.9962797619047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8751253342246">
                <text:p>0.988751253342246</text:p>
              </table:table-cell>
              <table:table-cell office:value-type="float" office:value="0.99780701754386">
                <text:p>0.997807017543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89054144385027">
                <text:p>0.989054144385027</text:p>
              </table:table-cell>
              <table:table-cell office:value-type="float" office:value="0.996436403508772">
                <text:p>0.9964364035087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89712149064171">
                <text:p>0.989712149064171</text:p>
              </table:table-cell>
              <table:table-cell office:value-type="float" office:value="0.996475563909774">
                <text:p>0.9964755639097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0223930481283">
                <text:p>0.990223930481283</text:p>
              </table:table-cell>
              <table:table-cell office:value-type="float" office:value="0.994204260651629">
                <text:p>0.9942042606516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026570855615">
                <text:p>0.99026570855615</text:p>
              </table:table-cell>
              <table:table-cell office:value-type="float" office:value="0.99874686716792">
                <text:p>0.998746867167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059993315508">
                <text:p>0.99059993315508</text:p>
              </table:table-cell>
              <table:table-cell office:value-type="float" office:value="0.998786027568922">
                <text:p>0.998786027568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0589488636364">
                <text:p>0.990589488636364</text:p>
              </table:table-cell>
              <table:table-cell office:value-type="float" office:value="0.997102130325814">
                <text:p>0.9971021303258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1090825534759">
                <text:p>0.991090825534759</text:p>
              </table:table-cell>
              <table:table-cell office:value-type="float" office:value="0.989779135338346">
                <text:p>0.989779135338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1675718582888">
                <text:p>0.991675718582888</text:p>
              </table:table-cell>
              <table:table-cell office:value-type="float" office:value="0.998237781954887">
                <text:p>0.9982377819548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1550384358289">
                <text:p>0.991550384358289</text:p>
              </table:table-cell>
              <table:table-cell office:value-type="float" office:value="0.996279761904762">
                <text:p>0.9962797619047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182194184492">
                <text:p>0.99182194184492</text:p>
              </table:table-cell>
              <table:table-cell office:value-type="float" office:value="0.972196115288221">
                <text:p>0.9721961152882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1278826871658">
                <text:p>0.991278826871658</text:p>
              </table:table-cell>
              <table:table-cell office:value-type="float" office:value="0.996005639097744">
                <text:p>0.9960056390977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2145721925134">
                <text:p>0.992145721925134</text:p>
              </table:table-cell>
              <table:table-cell office:value-type="float" office:value="0.997062969924812">
                <text:p>0.9970629699248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1905497994652">
                <text:p>0.991905497994652</text:p>
              </table:table-cell>
              <table:table-cell office:value-type="float" office:value="0.993460213032582">
                <text:p>0.9934602130325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2281500668449">
                <text:p>0.992281500668449</text:p>
              </table:table-cell>
              <table:table-cell office:value-type="float" office:value="0.998472744360902">
                <text:p>0.9984727443609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1519050802139">
                <text:p>0.991519050802139</text:p>
              </table:table-cell>
              <table:table-cell office:value-type="float" office:value="0.99827694235589">
                <text:p>0.998276942355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2229278074866">
                <text:p>0.992229278074866</text:p>
              </table:table-cell>
              <table:table-cell office:value-type="float" office:value="0.995574874686717">
                <text:p>0.9955748746867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2688836898396">
                <text:p>0.992688836898396</text:p>
              </table:table-cell>
              <table:table-cell office:value-type="float" office:value="0.999099310776942">
                <text:p>0.9990993107769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2647058823529">
                <text:p>0.992647058823529</text:p>
              </table:table-cell>
              <table:table-cell office:value-type="float" office:value="0.996749686716792">
                <text:p>0.9967496867167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2709725935829">
                <text:p>0.992709725935829</text:p>
              </table:table-cell>
              <table:table-cell office:value-type="float" office:value="0.996906328320802">
                <text:p>0.996906328320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298128342246">
                <text:p>0.99298128342246</text:p>
              </table:table-cell>
              <table:table-cell office:value-type="float" office:value="0.997532894736842">
                <text:p>0.9975328947368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2741059491979">
                <text:p>0.992741059491979</text:p>
              </table:table-cell>
              <table:table-cell office:value-type="float" office:value="0.998981829573935">
                <text:p>0.998981829573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2960394385027">
                <text:p>0.992960394385027</text:p>
              </table:table-cell>
              <table:table-cell office:value-type="float" office:value="0.998198621553885">
                <text:p>0.9981986215538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2511280080214">
                <text:p>0.992511280080214</text:p>
              </table:table-cell>
              <table:table-cell office:value-type="float" office:value="0.99937343358396">
                <text:p>0.999373433583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3127506684492">
                <text:p>0.993127506684492</text:p>
              </table:table-cell>
              <table:table-cell office:value-type="float" office:value="0.99780701754386">
                <text:p>0.997807017543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2929060828877">
                <text:p>0.992929060828877</text:p>
              </table:table-cell>
              <table:table-cell office:value-type="float" office:value="0.999412593984962">
                <text:p>0.9994125939849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3117062165775">
                <text:p>0.993117062165775</text:p>
              </table:table-cell>
              <table:table-cell office:value-type="float" office:value="0.995692355889724">
                <text:p>0.9956923558897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3200618315508">
                <text:p>0.993200618315508</text:p>
              </table:table-cell>
              <table:table-cell office:value-type="float" office:value="0.98860432330827">
                <text:p>0.988604323308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3419953208556">
                <text:p>0.993419953208556</text:p>
              </table:table-cell>
              <table:table-cell office:value-type="float" office:value="0.997219611528822">
                <text:p>0.9972196115288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3043950534759">
                <text:p>0.993043950534759</text:p>
              </table:table-cell>
              <table:table-cell office:value-type="float" office:value="0.99890350877193">
                <text:p>0.998903508771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3973512700535">
                <text:p>0.993973512700535</text:p>
              </table:table-cell>
              <table:table-cell office:value-type="float" office:value="0.999138471177945">
                <text:p>0.999138471177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3305063502674">
                <text:p>0.993305063502674</text:p>
              </table:table-cell>
              <table:table-cell office:value-type="float" office:value="0.999334273182957">
                <text:p>0.9993342731829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3555731951872">
                <text:p>0.993555731951872</text:p>
              </table:table-cell>
              <table:table-cell office:value-type="float" office:value="0.998002819548872">
                <text:p>0.9980028195488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3795955882353">
                <text:p>0.993795955882353</text:p>
              </table:table-cell>
              <table:table-cell office:value-type="float" office:value="0.999412593984962">
                <text:p>0.9994125939849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3284174465241">
                <text:p>0.993284174465241</text:p>
              </table:table-cell>
              <table:table-cell office:value-type="float" office:value="0.998942669172932">
                <text:p>0.9989426691729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3545287433155">
                <text:p>0.993545287433155</text:p>
              </table:table-cell>
              <table:table-cell office:value-type="float" office:value="0.996318922305764">
                <text:p>0.9963189223057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3942179144385">
                <text:p>0.993942179144385</text:p>
              </table:table-cell>
              <table:table-cell office:value-type="float" office:value="0.999569235588972">
                <text:p>0.9995692355889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3973512700535">
                <text:p>0.993973512700535</text:p>
              </table:table-cell>
              <table:table-cell office:value-type="float" office:value="0.999647556390978">
                <text:p>0.9996475563909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377506684492">
                <text:p>0.99377506684492</text:p>
              </table:table-cell>
              <table:table-cell office:value-type="float" office:value="0.999608395989975">
                <text:p>0.999608395989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3827289438503">
                <text:p>0.993827289438503</text:p>
              </table:table-cell>
              <table:table-cell office:value-type="float" office:value="0.997689536340852">
                <text:p>0.9976895363408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417195855615">
                <text:p>0.99417195855615</text:p>
              </table:table-cell>
              <table:table-cell office:value-type="float" office:value="0.994752506265664">
                <text:p>0.9947525062656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3816844919786">
                <text:p>0.993816844919786</text:p>
              </table:table-cell>
              <table:table-cell office:value-type="float" office:value="0.996828007518797">
                <text:p>0.9968280075187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3795955882353">
                <text:p>0.993795955882353</text:p>
              </table:table-cell>
              <table:table-cell office:value-type="float" office:value="0.999295112781955">
                <text:p>0.9992951127819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4265959224599">
                <text:p>0.994265959224599</text:p>
              </table:table-cell>
              <table:table-cell office:value-type="float" office:value="0.999412593984962">
                <text:p>0.9994125939849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4318181818182">
                <text:p>0.994318181818182</text:p>
              </table:table-cell>
              <table:table-cell office:value-type="float" office:value="0.996867167919799">
                <text:p>0.9968671679197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3858622994652">
                <text:p>0.993858622994652</text:p>
              </table:table-cell>
              <table:table-cell office:value-type="float" office:value="0.998707706766917">
                <text:p>0.9987077067669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3931734625668">
                <text:p>0.993931734625668</text:p>
              </table:table-cell>
              <table:table-cell office:value-type="float" office:value="0.999020989974937">
                <text:p>0.9990209899749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42032921123">
                <text:p>0.9942032921123</text:p>
              </table:table-cell>
              <table:table-cell office:value-type="float" office:value="0.999725877192982">
                <text:p>0.9997258771929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4130180481283">
                <text:p>0.994130180481283</text:p>
              </table:table-cell>
              <table:table-cell office:value-type="float" office:value="0.999569235588972">
                <text:p>0.9995692355889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4234625668449">
                <text:p>0.994234625668449</text:p>
              </table:table-cell>
              <table:table-cell office:value-type="float" office:value="0.99765037593985">
                <text:p>0.997650375939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3827289438503">
                <text:p>0.993827289438503</text:p>
              </table:table-cell>
              <table:table-cell office:value-type="float" office:value="0.998981829573935">
                <text:p>0.9989818295739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4589739304813">
                <text:p>0.994589739304813</text:p>
              </table:table-cell>
              <table:table-cell office:value-type="float" office:value="0.994360902255639">
                <text:p>0.9943609022556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3816844919786">
                <text:p>0.993816844919786</text:p>
              </table:table-cell>
              <table:table-cell office:value-type="float" office:value="0.99968671679198">
                <text:p>0.999686716791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4046624331551">
                <text:p>0.994046624331551</text:p>
              </table:table-cell>
              <table:table-cell office:value-type="float" office:value="0.999960839598998">
                <text:p>0.9999608395989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4057068850267">
                <text:p>0.994057068850267</text:p>
              </table:table-cell>
              <table:table-cell office:value-type="float" office:value="0.999569235588972">
                <text:p>0.9995692355889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4579294786096">
                <text:p>0.994579294786096</text:p>
              </table:table-cell>
              <table:table-cell office:value-type="float" office:value="0.999099310776942">
                <text:p>0.9990993107769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4746407085562">
                <text:p>0.994746407085562</text:p>
              </table:table-cell>
              <table:table-cell office:value-type="float" office:value="0.999882518796992">
                <text:p>0.9998825187969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4412182486631">
                <text:p>0.994412182486631</text:p>
              </table:table-cell>
              <table:table-cell office:value-type="float" office:value="0.999295112781955">
                <text:p>0.9992951127819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4119735962567">
                <text:p>0.994119735962567</text:p>
              </table:table-cell>
              <table:table-cell office:value-type="float" office:value="0.99953007518797">
                <text:p>0.99953007518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4547961229946">
                <text:p>0.994547961229946</text:p>
              </table:table-cell>
              <table:table-cell office:value-type="float" office:value="0.999451754385965">
                <text:p>0.9994517543859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4276403743316">
                <text:p>0.994276403743316</text:p>
              </table:table-cell>
              <table:table-cell office:value-type="float" office:value="0.999490914786967">
                <text:p>0.9994909147869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4662850935829">
                <text:p>0.994662850935829</text:p>
              </table:table-cell>
              <table:table-cell office:value-type="float" office:value="0.993421052631579">
                <text:p>0.9934210526315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4307737299465">
                <text:p>0.994307737299465</text:p>
              </table:table-cell>
              <table:table-cell office:value-type="float" office:value="0.997846177944862">
                <text:p>0.9978461779448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4286848262032">
                <text:p>0.994286848262032</text:p>
              </table:table-cell>
              <table:table-cell office:value-type="float" office:value="0.991972117794486">
                <text:p>0.9919721177944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4767296122994">
                <text:p>0.994767296122994</text:p>
              </table:table-cell>
              <table:table-cell office:value-type="float" office:value="0.990601503759398">
                <text:p>0.9906015037593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4213736631016">
                <text:p>0.994213736631016</text:p>
              </table:table-cell>
              <table:table-cell office:value-type="float" office:value="0.999020989974937">
                <text:p>0.9990209899749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4662850935829">
                <text:p>0.994662850935829</text:p>
              </table:table-cell>
              <table:table-cell office:value-type="float" office:value="0.998159461152882">
                <text:p>0.9981594611528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4965741978609">
                <text:p>0.994965741978609</text:p>
              </table:table-cell>
              <table:table-cell office:value-type="float" office:value="0.99812030075188">
                <text:p>0.998120300751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4756851604278">
                <text:p>0.994756851604278</text:p>
              </table:table-cell>
              <table:table-cell office:value-type="float" office:value="0.996358082706767">
                <text:p>0.9963580827067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4767296122994">
                <text:p>0.994767296122994</text:p>
              </table:table-cell>
              <table:table-cell office:value-type="float" office:value="0.996632205513784">
                <text:p>0.9966322055137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5049298128342">
                <text:p>0.995049298128342</text:p>
              </table:table-cell>
              <table:table-cell office:value-type="float" office:value="0.999412593984962">
                <text:p>0.9994125939849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4829963235294">
                <text:p>0.994829963235294</text:p>
              </table:table-cell>
              <table:table-cell office:value-type="float" office:value="0.99953007518797">
                <text:p>0.999530075187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4380848930481">
                <text:p>0.994380848930481</text:p>
              </table:table-cell>
              <table:table-cell office:value-type="float" office:value="0.999569235588972">
                <text:p>0.9995692355889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4694184491979">
                <text:p>0.994694184491979</text:p>
              </table:table-cell>
              <table:table-cell office:value-type="float" office:value="0.999569235588972">
                <text:p>0.9995692355889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5143298796791">
                <text:p>0.995143298796791</text:p>
              </table:table-cell>
              <table:table-cell office:value-type="float" office:value="0.998041979949874">
                <text:p>0.9980419799498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4976186497326">
                <text:p>0.994976186497326</text:p>
              </table:table-cell>
              <table:table-cell office:value-type="float" office:value="0.995966478696742">
                <text:p>0.995966478696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